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AE000001F93BFBC17B41A2D89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9f7cd"/>
    </style:style>
    <style:style style:name="T2" style:family="text">
      <style:text-properties officeooo:rsid="001b13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ontraseña</text:span><text:line-break/>X3scaPnwrubf</text:p>
      <text:p text:style-name="Standard"><text:span text:style-name="T2">ubuntu@</text:span>162.19.74.238</text:p>
      <text:p text:style-name="Standard"/>
      <text:p text:style-name="Standard"/>
      <text:p text:style-name="Standard"><draw:frame draw:style-name="fr1" draw:name="Imatge1" text:anchor-type="char" svg:width="17cm" svg:height="9.112cm" draw:z-index="0"><draw:image xlink:href="Pictures/10000000000003AE000001F93BFBC17B41A2D8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8:48:31.303000000</meta:creation-date>
    <dc:date>2024-04-10T18:45:36.620000000</dc:date>
    <meta:editing-duration>PT1H25M3S</meta:editing-duration>
    <meta:editing-cycles>5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2" meta:word-count="3" meta:character-count="43" meta:non-whitespace-character-count="42"/>
  </office:meta>
</office:document-meta>
</file>